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n./v. <text:s text:c="3"/>进步、进展</text:p>
          </table:table-cell>
          <table:table-cell/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n. <text:s text:c="3"/>利润</text:p>
          </table:table-cell>
          <table:table-cell office:value-type="string" calcext:value-type="string">
            <text:p>v. <text:s text:c="3"/>得利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n. <text:s text:c="3"/>教授</text:p>
          </table:table-cell>
          <table:table-cell/>
        </table:table-row>
        <table:table-row table:style-name="ro1">
          <table:table-cell office:value-type="string" calcext:value-type="string">
            <text:p>promise</text:p>
          </table:table-cell>
          <table:table-cell office:value-type="string" calcext:value-type="string">
            <text:p>n./v. <text:s text:c="3"/>承诺、希望</text:p>
          </table:table-cell>
          <table:table-cell/>
        </table:table-row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v. <text:s text:c="3"/>证明</text:p>
          </table:table-cell>
          <table:table-cell/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a. <text:s text:c="3"/>珍贵的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vt. <text:s text:c="3"/>预测</text:p>
          </table:table-cell>
          <table:table-cell/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vt. <text:s text:c="3"/>预防、妨碍</text:p>
          </table:table-cell>
          <table:table-cell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n. <text:s text:c="3"/>前言</text:p>
          </table:table-cell>
          <table:table-cell/>
        </table:table-row>
        <table:table-row table:style-name="ro1">
          <table:table-cell office:value-type="string" calcext:value-type="string">
            <text:p>preview</text:p>
          </table:table-cell>
          <table:table-cell office:value-type="string" calcext:value-type="string">
            <text:p>n./v. <text:s text:c="3"/>预览、预习</text:p>
          </table:table-cell>
          <table:table-cell/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vt. <text:s text:c="3"/>说服</text:p>
          </table:table-cell>
          <table:table-cell/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vt. <text:s text:c="3"/>允许</text:p>
          </table:table-cell>
          <table:table-cell office:value-type="string" calcext:value-type="string">
            <text:p>n. <text:s text:c="3"/>许可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46:48.172943546</meta:creation-date>
    <meta:generator>LibreOffice/5.1.6.2$Linux_X86_64 LibreOffice_project/10m0$Build-2</meta:generator>
    <dc:date>2018-02-27T17:30:26.736116860</dc:date>
    <meta:editing-duration>PT11M52S</meta:editing-duration>
    <meta:editing-cycles>3</meta:editing-cycles>
    <meta:document-statistic meta:table-count="1" meta:cell-count="26" meta:object-count="0"/>
  </office:meta>
</office:document-meta>
</file>